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37298"/>
          <table:table-cell office:value-type="float" office:value="3.17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553.0"/>
          <table:table-cell office:value-type="float" office:value="443212.0"/>
          <table:table-cell office:value-type="float" office:value="1764272.0"/>
          <table:table-cell office:value-type="float" office:value="258244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.27325"/>
          <table:table-cell office:value-type="float" office:value="3.04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367.0"/>
          <table:table-cell office:value-type="float" office:value="443212.0"/>
          <table:table-cell office:value-type="float" office:value="1764273.0"/>
          <table:table-cell office:value-type="float" office:value="258244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26669"/>
          <table:table-cell office:value-type="float" office:value="3.03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3619.0"/>
          <table:table-cell office:value-type="float" office:value="443212.0"/>
          <table:table-cell office:value-type="float" office:value="1764272.0"/>
          <table:table-cell office:value-type="float" office:value="258244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36595"/>
          <table:table-cell office:value-type="float" office:value="3.15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6.0"/>
          <table:table-cell office:value-type="float" office:value="6532.0"/>
          <table:table-cell office:value-type="float" office:value="443212.0"/>
          <table:table-cell office:value-type="float" office:value="1764272.0"/>
          <table:table-cell office:value-type="float" office:value="258244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41967"/>
          <table:table-cell office:value-type="float" office:value="3.23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3965.0"/>
          <table:table-cell office:value-type="float" office:value="443212.0"/>
          <table:table-cell office:value-type="float" office:value="1764273.0"/>
          <table:table-cell office:value-type="float" office:value="25824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60309"/>
          <table:table-cell office:value-type="float" office:value="3.36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179.0"/>
          <table:table-cell office:value-type="float" office:value="520254.0"/>
          <table:table-cell office:value-type="float" office:value="2070382.0"/>
          <table:table-cell office:value-type="float" office:value="296608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88264"/>
          <table:table-cell office:value-type="float" office:value="3.676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9319.0"/>
          <table:table-cell office:value-type="float" office:value="520254.0"/>
          <table:table-cell office:value-type="float" office:value="2070382.0"/>
          <table:table-cell office:value-type="float" office:value="296608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70556"/>
          <table:table-cell office:value-type="float" office:value="3.50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3530.0"/>
          <table:table-cell office:value-type="float" office:value="520254.0"/>
          <table:table-cell office:value-type="float" office:value="2070383.0"/>
          <table:table-cell office:value-type="float" office:value="296608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74064"/>
          <table:table-cell office:value-type="float" office:value="3.52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509.0"/>
          <table:table-cell office:value-type="float" office:value="520254.0"/>
          <table:table-cell office:value-type="float" office:value="2070384.0"/>
          <table:table-cell office:value-type="float" office:value="296608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76938"/>
          <table:table-cell office:value-type="float" office:value="3.5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416.0"/>
          <table:table-cell office:value-type="float" office:value="520254.0"/>
          <table:table-cell office:value-type="float" office:value="2070384.0"/>
          <table:table-cell office:value-type="float" office:value="298788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09813"/>
          <table:table-cell office:value-type="float" office:value="0.98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707.0"/>
          <table:table-cell office:value-type="float" office:value="140442.0"/>
          <table:table-cell office:value-type="float" office:value="550203.0"/>
          <table:table-cell office:value-type="float" office:value="11092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10716"/>
          <table:table-cell office:value-type="float" office:value="1.02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140442.0"/>
          <table:table-cell office:value-type="float" office:value="550203.0"/>
          <table:table-cell office:value-type="float" office:value="110920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01524"/>
          <table:table-cell office:value-type="float" office:value="0.91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71.0"/>
          <table:table-cell office:value-type="float" office:value="140442.0"/>
          <table:table-cell office:value-type="float" office:value="550203.0"/>
          <table:table-cell office:value-type="float" office:value="109408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08657"/>
          <table:table-cell office:value-type="float" office:value="0.99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23.0"/>
          <table:table-cell office:value-type="float" office:value="140442.0"/>
          <table:table-cell office:value-type="float" office:value="550203.0"/>
          <table:table-cell office:value-type="float" office:value="110916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03539"/>
          <table:table-cell office:value-type="float" office:value="0.91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75.0"/>
          <table:table-cell office:value-type="float" office:value="140442.0"/>
          <table:table-cell office:value-type="float" office:value="550203.0"/>
          <table:table-cell office:value-type="float" office:value="11102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82536"/>
          <table:table-cell office:value-type="float" office:value="2.64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3494.0"/>
          <table:table-cell office:value-type="float" office:value="402894.0"/>
          <table:table-cell office:value-type="float" office:value="1603855.0"/>
          <table:table-cell office:value-type="float" office:value="239000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.96974"/>
          <table:table-cell office:value-type="float" office:value="3.7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3398.0"/>
          <table:table-cell office:value-type="float" office:value="402894.0"/>
          <table:table-cell office:value-type="float" office:value="1603854.0"/>
          <table:table-cell office:value-type="float" office:value="23900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83728"/>
          <table:table-cell office:value-type="float" office:value="2.64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437.0"/>
          <table:table-cell office:value-type="float" office:value="402894.0"/>
          <table:table-cell office:value-type="float" office:value="1603854.0"/>
          <table:table-cell office:value-type="float" office:value="239000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90681"/>
          <table:table-cell office:value-type="float" office:value="2.73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391.0"/>
          <table:table-cell office:value-type="float" office:value="402894.0"/>
          <table:table-cell office:value-type="float" office:value="1603854.0"/>
          <table:table-cell office:value-type="float" office:value="23900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91024"/>
          <table:table-cell office:value-type="float" office:value="2.7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636.0"/>
          <table:table-cell office:value-type="float" office:value="402894.0"/>
          <table:table-cell office:value-type="float" office:value="1603856.0"/>
          <table:table-cell office:value-type="float" office:value="23900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47206"/>
          <table:table-cell office:value-type="float" office:value="0.2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5.0"/>
          <table:table-cell office:value-type="float" office:value="43411.0"/>
          <table:table-cell office:value-type="float" office:value="170402.0"/>
          <table:table-cell office:value-type="float" office:value="59376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62217"/>
          <table:table-cell office:value-type="float" office:value="0.3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5.0"/>
          <table:table-cell office:value-type="float" office:value="43411.0"/>
          <table:table-cell office:value-type="float" office:value="170402.0"/>
          <table:table-cell office:value-type="float" office:value="51464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68043"/>
          <table:table-cell office:value-type="float" office:value="0.3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.0"/>
          <table:table-cell office:value-type="float" office:value="43411.0"/>
          <table:table-cell office:value-type="float" office:value="170402.0"/>
          <table:table-cell office:value-type="float" office:value="51224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81934"/>
          <table:table-cell office:value-type="float" office:value="0.3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.0"/>
          <table:table-cell office:value-type="float" office:value="43411.0"/>
          <table:table-cell office:value-type="float" office:value="170402.0"/>
          <table:table-cell office:value-type="float" office:value="62692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03262"/>
          <table:table-cell office:value-type="float" office:value="0.3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8.0"/>
          <table:table-cell office:value-type="float" office:value="43411.0"/>
          <table:table-cell office:value-type="float" office:value="170402.0"/>
          <table:table-cell office:value-type="float" office:value="62144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O3:.$O27])^2)^0.5" office:value-type="float"/>
          <table:table-cell table:number-matrix-columns-spanned="1" table:number-matrix-rows-spanned="1" table:formula="of:=SUM(([.C3:.C27]-[.$P3:.$P27])^2)^0.5" office:value-type="float"/>
          <table:table-cell table:number-matrix-columns-spanned="1" table:number-matrix-rows-spanned="1" table:formula="of:=SUM(([.D3:.D27]-[.$Q3:.$Q27])^2)^0.5" office:value-type="float"/>
          <table:table-cell table:number-matrix-columns-spanned="1" table:number-matrix-rows-spanned="1" table:formula="of:=SUM(([.E3:.E27]-[.$R3:.$R27])^2)^0.5" office:value-type="float"/>
          <table:table-cell table:number-matrix-columns-spanned="1" table:number-matrix-rows-spanned="1" table:formula="of:=SUM(([.F3:.F27]-[.$S3:.$S27])^2)^0.5" office:value-type="float"/>
          <table:table-cell table:number-matrix-columns-spanned="1" table:number-matrix-rows-spanned="1" table:formula="of:=SUM(([.G3:.G27]-[.$T3:.$T27])^2)^0.5" office:value-type="float"/>
          <table:table-cell table:number-matrix-columns-spanned="1" table:number-matrix-rows-spanned="1" table:formula="of:=SUM(([.H3:.H27]-[.$U3:.$U27])^2)^0.5" office:value-type="float"/>
          <table:table-cell table:number-matrix-columns-spanned="1" table:number-matrix-rows-spanned="1" table:formula="of:=SUM(([.I3:.I27]-[.$V3:.$V27])^2)^0.5" office:value-type="float"/>
          <table:table-cell table:number-matrix-columns-spanned="1" table:number-matrix-rows-spanned="1" table:formula="of:=SUM(([.J3:.J27]-[.$W3:.$W27])^2)^0.5" office:value-type="float"/>
          <table:table-cell table:number-matrix-columns-spanned="1" table:number-matrix-rows-spanned="1" table:formula="of:=SUM(([.K3:.K27]-[.$X3:.$X27])^2)^0.5" office:value-type="float"/>
          <table:table-cell table:number-matrix-columns-spanned="1" table:number-matrix-rows-spanned="1" table:formula="of:=SUM(([.L3:.L27]-[.$Y3:.$Y27])^2)^0.5" office:value-type="float"/>
          <table:table-cell table:number-matrix-columns-spanned="1" table:number-matrix-rows-spanned="1" table:formula="of:=SUM(([.M3:.M27]-[.$Z3:.$Z27])^2)^0.5" office:value-type="float"/>
          <table:table-cell table:number-matrix-columns-spanned="1" table:number-matrix-rows-spanned="1" table:formula="of:=SUM(([.N3:.N27]-[.$AA3:.$A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O3:.$O27])" office:value-type="float"/>
          <table:table-cell table:number-matrix-columns-spanned="1" table:number-matrix-rows-spanned="1" table:formula="of:=SUM([.C3:.C27]=[.$P3:.$P27])" office:value-type="float"/>
          <table:table-cell table:number-matrix-columns-spanned="1" table:number-matrix-rows-spanned="1" table:formula="of:=SUM([.D3:.D27]=[.$Q3:.$Q27])" office:value-type="float"/>
          <table:table-cell table:number-matrix-columns-spanned="1" table:number-matrix-rows-spanned="1" table:formula="of:=SUM([.E3:.E27]=[.$R3:.$R27])" office:value-type="float"/>
          <table:table-cell table:number-matrix-columns-spanned="1" table:number-matrix-rows-spanned="1" table:formula="of:=SUM([.F3:.F27]=[.$S3:.$S27])" office:value-type="float"/>
          <table:table-cell table:number-matrix-columns-spanned="1" table:number-matrix-rows-spanned="1" table:formula="of:=SUM([.G3:.G27]=[.$T3:.$T27])" office:value-type="float"/>
          <table:table-cell table:number-matrix-columns-spanned="1" table:number-matrix-rows-spanned="1" table:formula="of:=SUM([.H3:.H27]=[.$U3:.$U27])" office:value-type="float"/>
          <table:table-cell table:number-matrix-columns-spanned="1" table:number-matrix-rows-spanned="1" table:formula="of:=SUM([.I3:.I27]=[.$V3:.$V27])" office:value-type="float"/>
          <table:table-cell table:number-matrix-columns-spanned="1" table:number-matrix-rows-spanned="1" table:formula="of:=SUM([.J3:.J27]=[.$W3:.$W27])" office:value-type="float"/>
          <table:table-cell table:number-matrix-columns-spanned="1" table:number-matrix-rows-spanned="1" table:formula="of:=SUM([.K3:.K27]=[.$X3:.$X27])" office:value-type="float"/>
          <table:table-cell table:number-matrix-columns-spanned="1" table:number-matrix-rows-spanned="1" table:formula="of:=SUM([.L3:.L27]=[.$Y3:.$Y27])" office:value-type="float"/>
          <table:table-cell table:number-matrix-columns-spanned="1" table:number-matrix-rows-spanned="1" table:formula="of:=SUM([.M3:.M27]=[.$Z3:.$Z27])" office:value-type="float"/>
          <table:table-cell table:number-matrix-columns-spanned="1" table:number-matrix-rows-spanned="1" table:formula="of:=SUM([.N3:.N27]=[.$AA3:.$A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B3:.$AB27])" office:value-type="float"/>
          <table:table-cell table:number-matrix-columns-spanned="1" table:number-matrix-rows-spanned="1" table:formula="of:=SUM([.C3:.C27]&lt;[.$AC3:.$AC27])" office:value-type="float"/>
          <table:table-cell table:number-matrix-columns-spanned="1" table:number-matrix-rows-spanned="1" table:formula="of:=SUM([.D3:.D27]&lt;[.$AD3:.$AD27])" office:value-type="float"/>
          <table:table-cell table:number-matrix-columns-spanned="1" table:number-matrix-rows-spanned="1" table:formula="of:=SUM([.E3:.E27]&lt;[.$AE3:.$AE27])" office:value-type="float"/>
          <table:table-cell table:number-matrix-columns-spanned="1" table:number-matrix-rows-spanned="1" table:formula="of:=SUM([.F3:.F27]&lt;[.$AF3:.$AF27])" office:value-type="float"/>
          <table:table-cell table:number-matrix-columns-spanned="1" table:number-matrix-rows-spanned="1" table:formula="of:=SUM([.G3:.G27]&lt;[.$AG3:.$AG27])" office:value-type="float"/>
          <table:table-cell table:number-matrix-columns-spanned="1" table:number-matrix-rows-spanned="1" table:formula="of:=SUM([.H3:.H27]&lt;[.$AH3:.$AH27])" office:value-type="float"/>
          <table:table-cell table:number-matrix-columns-spanned="1" table:number-matrix-rows-spanned="1" table:formula="of:=SUM([.I3:.I27]&lt;[.$AI3:.$AI27])" office:value-type="float"/>
          <table:table-cell table:number-matrix-columns-spanned="1" table:number-matrix-rows-spanned="1" table:formula="of:=SUM([.J3:.J27]&lt;[.$AJ3:.$AJ27])" office:value-type="float"/>
          <table:table-cell table:number-matrix-columns-spanned="1" table:number-matrix-rows-spanned="1" table:formula="of:=SUM([.K3:.K27]&lt;[.$AK3:.$AK27])" office:value-type="float"/>
          <table:table-cell table:number-matrix-columns-spanned="1" table:number-matrix-rows-spanned="1" table:formula="of:=SUM([.L3:.L27]&lt;[.$AL3:.$AL27])" office:value-type="float"/>
          <table:table-cell table:number-matrix-columns-spanned="1" table:number-matrix-rows-spanned="1" table:formula="of:=SUM([.M3:.M27]&lt;[.$AM3:.$AM27])" office:value-type="float"/>
          <table:table-cell table:number-matrix-columns-spanned="1" table:number-matrix-rows-spanned="1" table:formula="of:=SUM([.N3:.N27]&lt;[.$AN3:.$A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B3:.$AB27])" office:value-type="float"/>
          <table:table-cell table:number-matrix-columns-spanned="1" table:number-matrix-rows-spanned="1" table:formula="of:=SUM([.C3:.C27]&gt;[.$AC3:.$AC27])" office:value-type="float"/>
          <table:table-cell table:number-matrix-columns-spanned="1" table:number-matrix-rows-spanned="1" table:formula="of:=SUM([.D3:.D27]&gt;[.$AD3:.$AD27])" office:value-type="float"/>
          <table:table-cell table:number-matrix-columns-spanned="1" table:number-matrix-rows-spanned="1" table:formula="of:=SUM([.E3:.E27]&gt;[.$AE3:.$AE27])" office:value-type="float"/>
          <table:table-cell table:number-matrix-columns-spanned="1" table:number-matrix-rows-spanned="1" table:formula="of:=SUM([.F3:.F27]&gt;[.$AF3:.$AF27])" office:value-type="float"/>
          <table:table-cell table:number-matrix-columns-spanned="1" table:number-matrix-rows-spanned="1" table:formula="of:=SUM([.G3:.G27]&gt;[.$AG3:.$AG27])" office:value-type="float"/>
          <table:table-cell table:number-matrix-columns-spanned="1" table:number-matrix-rows-spanned="1" table:formula="of:=SUM([.H3:.H27]&gt;[.$AH3:.$AH27])" office:value-type="float"/>
          <table:table-cell table:number-matrix-columns-spanned="1" table:number-matrix-rows-spanned="1" table:formula="of:=SUM([.I3:.I27]&gt;[.$AI3:.$AI27])" office:value-type="float"/>
          <table:table-cell table:number-matrix-columns-spanned="1" table:number-matrix-rows-spanned="1" table:formula="of:=SUM([.J3:.J27]&gt;[.$AJ3:.$AJ27])" office:value-type="float"/>
          <table:table-cell table:number-matrix-columns-spanned="1" table:number-matrix-rows-spanned="1" table:formula="of:=SUM([.K3:.K27]&gt;[.$AK3:.$AK27])" office:value-type="float"/>
          <table:table-cell table:number-matrix-columns-spanned="1" table:number-matrix-rows-spanned="1" table:formula="of:=SUM([.L3:.L27]&gt;[.$AL3:.$AL27])" office:value-type="float"/>
          <table:table-cell table:number-matrix-columns-spanned="1" table:number-matrix-rows-spanned="1" table:formula="of:=SUM([.M3:.M27]&gt;[.$AM3:.$AM27])" office:value-type="float"/>
          <table:table-cell table:number-matrix-columns-spanned="1" table:number-matrix-rows-spanned="1" table:formula="of:=SUM([.N3:.N27]&gt;[.$AN3:.$A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